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ExecutionPlan" table:style-name="ta1" table:print-ranges="A1:AF4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ExecutionPlan">
            <text:p>TransportExecutionPlan</text:p>
          </table:table-cell>
          <table:table-cell table:style-name="ce2" office:value-type="string">
            <text:p>Transport Execution Plan. Details</text:p>
          </table:table-cell>
          <table:table-cell table:style-name="ce2" office:value-type="string"/>
          <table:table-cell table:style-name="ce2" office:value-type="string">
            <text:p>Transport Execution Plan</text:p>
          </table:table-cell>
          <table:table-cell table:style-name="ce2" table:number-columns-repeated="11" office:value-type="string"/>
          <table:table-cell table:style-name="ce2" office:value-type="string">
            <text:p>ABIE</text:p>
          </table:table-cell>
          <table:table-cell table:style-name="ce2" office:value-type="string">
            <text:p>A document which is used in the negotiation of a transport service between a transport user and a transport service provid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Transport Execution Plan. UBL Vers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Transport Execution Plan. Customizat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Transport Execution Plan. Profile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Transport Execution Plan. Profile Execut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Transport Execution Plan.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a Transport Execution Pla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table:style-name="ce3" office:value-type="string">
            <text:p>Transport Execution Plan. Issue Date. Date</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Transport Document Date</text:p>
          </table:table-cell>
          <table:table-cell table:style-name="ce3" office:value-type="string">
            <text:p>0..1</text:p>
          </table:table-cell>
          <table:table-cell table:style-name="ce3" office:value-type="string">
            <text:p>BBIE</text:p>
          </table:table-cell>
          <table:table-cell table:style-name="ce3" office:value-type="string">
            <text:p>Date on which the Transport Execution Plan was issu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table:style-name="ce3" office:value-type="string">
            <text:p>Transport Execution Plan. Issue Time. Time</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ime at which the Transport Execution Plan was issu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TransportUserRemarks">
            <text:p>TransportUserRemarks</text:p>
          </table:table-cell>
          <table:table-cell table:style-name="ce3" office:value-type="string">
            <text:p>Transport Execution Plan. Transport User_ Remarks. Text</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able:table-cell table:style-name="ce3" office:value-type="string">
            <text:p>Remarks</text:p>
          </table:table-cell>
          <table:table-cell table:style-name="ce3" office:value-type="string">
            <text:p>Remarks</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Remarks related to the transport operation(s) referenced in the Transport Execution Plan from the transport us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TransportServiceProviderRemarks">
            <text:p>TransportServiceProviderRemarks</text:p>
          </table:table-cell>
          <table:table-cell table:style-name="ce3" office:value-type="string">
            <text:p>Transport Execution Plan. Transport Service Provider_ Remarks. Text</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able:table-cell table:style-name="ce3" office:value-type="string">
            <text:p>Remarks</text:p>
          </table:table-cell>
          <table:table-cell table:style-name="ce3" office:value-type="string">
            <text:p>Remarks</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Remarks related to the transport operation(s) referenced in the Transport Execution Plan from the transport service provi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SequenceNumberNumeric">
            <text:p>SequenceNumberNumeric</text:p>
          </table:table-cell>
          <table:table-cell table:style-name="ce3" office:value-type="string">
            <text:p>Transport Execution Plan. Sequence Number. Numeric</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Sequence</text:p>
          </table:table-cell>
          <table:table-cell table:style-name="ce3" office:value-type="string">
            <text:p>Number</text:p>
          </table:table-cell>
          <table:table-cell table:style-name="ce3" office:value-type="string">
            <text:p>Sequence Number</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Sequence number differentiating a new Transport Execution Plan from previous ones.</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TransportServiceProviderReadyForExecutionIndicator">
            <text:p>TransportServiceProviderReadyForExecutionIndicator</text:p>
          </table:table-cell>
          <table:table-cell table:style-name="ce3" office:value-type="string">
            <text:p>Transport Execution Plan. Transport Service Provider_ Ready For Execu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Ready For Execution</text:p>
          </table:table-cell>
          <table:table-cell table:style-name="ce3" office:value-type="string">
            <text:p>Indicator</text:p>
          </table:table-cell>
          <table:table-cell table:style-name="ce3" office:value-type="string">
            <text:p>Ready For Execu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signifies whether the transport service provider agrees that the Transport Execution Plan is ready to be execu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TransportUserReadyForExecutionIndicator">
            <text:p>TransportUserReadyForExecutionIndicator</text:p>
          </table:table-cell>
          <table:table-cell table:style-name="ce3" office:value-type="string">
            <text:p>Transport Execution Plan. Transport User_ Ready For Execu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Ready For Execution</text:p>
          </table:table-cell>
          <table:table-cell table:style-name="ce3" office:value-type="string">
            <text:p>Indicator</text:p>
          </table:table-cell>
          <table:table-cell table:style-name="ce3" office:value-type="string">
            <text:p>Ready For Execu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signifies whether the transport user agrees that the Transport Execution Plan is ready to be execu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ransportServiceProviderCompletionIndicator">
            <text:p>TransportServiceProviderCompletionIndicator</text:p>
          </table:table-cell>
          <table:table-cell table:style-name="ce3" office:value-type="string">
            <text:p>Transport Execution Plan. Transport Service Provider_ Comple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Completion</text:p>
          </table:table-cell>
          <table:table-cell table:style-name="ce3" office:value-type="string">
            <text:p>Indicator</text:p>
          </table:table-cell>
          <table:table-cell table:style-name="ce3" office:value-type="string">
            <text:p>Comple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indicates whether the transport service provider agrees that the Transport Execution Plan is comple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ransportUserCompletionIndicator">
            <text:p>TransportUserCompletionIndicator</text:p>
          </table:table-cell>
          <table:table-cell table:style-name="ce3" office:value-type="string">
            <text:p>Transport Execution Plan. Transport User_ Comple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Completion</text:p>
          </table:table-cell>
          <table:table-cell table:style-name="ce3" office:value-type="string">
            <text:p>Indicator</text:p>
          </table:table-cell>
          <table:table-cell table:style-name="ce3" office:value-type="string">
            <text:p>Comple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indicates whether the transport user agrees that the Transport Execution Plan is comple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ransportServiceProviderCancellationIndicator">
            <text:p>TransportServiceProviderCancellationIndicator</text:p>
          </table:table-cell>
          <table:table-cell table:style-name="ce3" office:value-type="string">
            <text:p>Transport Execution Plan. Transport Service Provider_ Cancella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Cancellation</text:p>
          </table:table-cell>
          <table:table-cell table:style-name="ce3" office:value-type="string">
            <text:p>Indicator</text:p>
          </table:table-cell>
          <table:table-cell table:style-name="ce3" office:value-type="string">
            <text:p>Cancella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indicates whether the transport service provider agrees that the Transport Execution Plan can be cancell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ransportUserCancellationIndicator">
            <text:p>TransportUserCancellationIndicator</text:p>
          </table:table-cell>
          <table:table-cell table:style-name="ce3" office:value-type="string">
            <text:p>Transport Execution Plan. Transport User_ Cancella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Cancellation</text:p>
          </table:table-cell>
          <table:table-cell table:style-name="ce3" office:value-type="string">
            <text:p>Indicator</text:p>
          </table:table-cell>
          <table:table-cell table:style-name="ce3" office:value-type="string">
            <text:p>Cancella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indicates whether the transport user agrees that the Transport Execution Plan can be cancell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In All Contexts</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office:string-value="TransportServiceDescriptionDocumentReference" table:style-name="ce4">
            <text:p>TransportServiceDescriptionDocumentReference</text:p>
          </table:table-cell>
          <table:table-cell office:value-type="string" table:style-name="ce4">
            <text:p>Transport Execution Plan. Transport Service Description_ Document Reference. Document Reference</text:p>
          </table:table-cell>
          <table:table-cell table:style-name="ce4" office:value-type="string"/>
          <table:table-cell office:value-type="string" table:style-name="ce4">
            <text:p>Transport Execution Plan</text:p>
          </table:table-cell>
          <table:table-cell office:value-type="string" table:style-name="ce4">
            <text:p>Transport Service Description</text:p>
          </table:table-cell>
          <table:table-cell table:style-name="ce4" office:value-type="string"/>
          <table:table-cell table:style-name="ce4" office:value-type="string"/>
          <table:table-cell table:formula="of:=[.M1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reference to a Transport Service Description. A Transport Service Description is used by a Transport Service Provider to announce his transport services to transport users (buyer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able:style-name="ce4">
            <text:p>AdditionalDocumentReference</text:p>
          </table:table-cell>
          <table:table-cell office:value-type="string" table:style-name="ce4">
            <text:p>Transport Execution Plan. Additional_ Document Reference. Document Reference</text:p>
          </table:table-cell>
          <table:table-cell table:style-name="ce4" office:value-type="string"/>
          <table:table-cell office:value-type="string" table:style-name="ce4">
            <text:p>Transport Execution Plan</text:p>
          </table:table-cell>
          <table:table-cell office:value-type="string" table:style-name="ce4">
            <text:p>Additional</text:p>
          </table:table-cell>
          <table:table-cell table:style-name="ce4" office:value-type="string"/>
          <table:table-cell table:style-name="ce4" office:value-type="string"/>
          <table:table-cell table:formula="of:=[.M2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reference to additional documents related to the Transport Execution Plan (e.g. Consignment docu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office:string-value="TransportServiceProviderParty" table:style-name="ce4">
            <text:p>TransportServiceProviderParty</text:p>
          </table:table-cell>
          <table:table-cell office:value-type="string" table:style-name="ce4">
            <text:p>Transport Execution Plan. Transport Service Provider_ Party. Party</text:p>
          </table:table-cell>
          <table:table-cell table:style-name="ce4" office:value-type="string"/>
          <table:table-cell office:value-type="string" table:style-name="ce4">
            <text:p>Transport Execution Plan</text:p>
          </table:table-cell>
          <table:table-cell office:value-type="string" table:style-name="ce4">
            <text:p>Transport Service Provider</text:p>
          </table:table-cell>
          <table:table-cell table:style-name="ce4" office:value-type="string"/>
          <table:table-cell table:style-name="ce4" office:value-type="string"/>
          <table:table-cell table:formula="of:=[.M21]"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The party responsible for executing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TransportUserParty" table:style-name="ce4">
            <text:p>TransportUserParty</text:p>
          </table:table-cell>
          <table:table-cell office:value-type="string" table:style-name="ce4">
            <text:p>Transport Execution Plan. Transport User_ Party. Party</text:p>
          </table:table-cell>
          <table:table-cell table:style-name="ce4" office:value-type="string"/>
          <table:table-cell office:value-type="string" table:style-name="ce4">
            <text:p>Transport Execution Plan</text:p>
          </table:table-cell>
          <table:table-cell office:value-type="string" table:style-name="ce4">
            <text:p>Transport User</text:p>
          </table:table-cell>
          <table:table-cell table:style-name="ce4" office:value-type="string"/>
          <table:table-cell table:style-name="ce4" office:value-type="string"/>
          <table:table-cell table:formula="of:=[.M22]"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The party buying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NotifyParty" table:style-name="ce4">
            <text:p>NotifyParty</text:p>
          </table:table-cell>
          <table:table-cell office:value-type="string" table:style-name="ce4">
            <text:p>Transport Execution Plan. Notify_ Party. Party</text:p>
          </table:table-cell>
          <table:table-cell table:style-name="ce4" office:value-type="string"/>
          <table:table-cell office:value-type="string" table:style-name="ce4">
            <text:p>Transport Execution Plan</text:p>
          </table:table-cell>
          <table:table-cell office:value-type="string" table:style-name="ce4">
            <text:p>Notify</text:p>
          </table:table-cell>
          <table:table-cell table:style-name="ce4" office:value-type="string"/>
          <table:table-cell table:style-name="ce4" office:value-type="string"/>
          <table:table-cell table:formula="of:=[.M23]"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party that should be notified during the operation of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TransportUserReferenceParty" table:style-name="ce4">
            <text:p>TransportUserReferenceParty</text:p>
          </table:table-cell>
          <table:table-cell office:value-type="string" table:style-name="ce4">
            <text:p>Transport Execution Plan. Transport User Reference_ Party. Party</text:p>
          </table:table-cell>
          <table:table-cell table:style-name="ce4" office:value-type="string"/>
          <table:table-cell office:value-type="string" table:style-name="ce4">
            <text:p>Transport Execution Plan</text:p>
          </table:table-cell>
          <table:table-cell office:value-type="string" table:style-name="ce4">
            <text:p>Transport User Reference</text:p>
          </table:table-cell>
          <table:table-cell table:style-name="ce4" office:value-type="string"/>
          <table:table-cell table:style-name="ce4" office:value-type="string"/>
          <table:table-cell table:formula="of:=[.M24]"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party acting as a reference for the transport user during the execution of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MainTransportationService" table:style-name="ce4">
            <text:p>MainTransportationService</text:p>
          </table:table-cell>
          <table:table-cell office:value-type="string" table:style-name="ce4">
            <text:p>Transport Execution Plan. Main_ Transportation Service. Transportation Service</text:p>
          </table:table-cell>
          <table:table-cell table:style-name="ce4" office:value-type="string"/>
          <table:table-cell office:value-type="string" table:style-name="ce4">
            <text:p>Transport Execution Plan</text:p>
          </table:table-cell>
          <table:table-cell office:value-type="string" table:style-name="ce4">
            <text:p>Main</text:p>
          </table:table-cell>
          <table:table-cell table:style-name="ce4" office:value-type="string"/>
          <table:table-cell table:style-name="ce4" office:value-type="string"/>
          <table:table-cell table:formula="of:=[.M25]" office:value-type="string" office:string-value="Transportation Service" table:style-name="ce4">
            <text:p>Transportation Service</text:p>
          </table:table-cell>
          <table:table-cell office:value-type="string" table:style-name="ce4">
            <text:p>Transportation Service</text:p>
          </table:table-cell>
          <table:table-cell table:number-columns-repeated="3" table:style-name="ce4" office:value-type="string"/>
          <table:table-cell office:value-type="string" table:style-name="ce4">
            <text:p>Transportation Servi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main transportation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Signature" table:style-name="ce4">
            <text:p>Signature</text:p>
          </table:table-cell>
          <table:table-cell office:value-type="string" table:style-name="ce4">
            <text:p>Transport Execution Plan. Signature</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26]"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AdditionalTransportationService" table:style-name="ce4">
            <text:p>AdditionalTransportationService</text:p>
          </table:table-cell>
          <table:table-cell office:value-type="string" table:style-name="ce4">
            <text:p>Transport Execution Plan. Additional_ Transportation Service. Transportation Service</text:p>
          </table:table-cell>
          <table:table-cell table:style-name="ce4" office:value-type="string"/>
          <table:table-cell office:value-type="string" table:style-name="ce4">
            <text:p>Transport Execution Plan</text:p>
          </table:table-cell>
          <table:table-cell office:value-type="string" table:style-name="ce4">
            <text:p>Additional</text:p>
          </table:table-cell>
          <table:table-cell table:style-name="ce4" office:value-type="string"/>
          <table:table-cell table:style-name="ce4" office:value-type="string"/>
          <table:table-cell table:formula="of:=[.M27]" office:value-type="string" office:string-value="Transportation Service" table:style-name="ce4">
            <text:p>Transportation Service</text:p>
          </table:table-cell>
          <table:table-cell office:value-type="string" table:style-name="ce4">
            <text:p>Transportation Service</text:p>
          </table:table-cell>
          <table:table-cell table:number-columns-repeated="3" table:style-name="ce4" office:value-type="string"/>
          <table:table-cell office:value-type="string" table:style-name="ce4">
            <text:p>Transportation Servi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dditional transportation services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TransportHandlingUnit" table:style-name="ce4">
            <text:p>TransportHandlingUnit</text:p>
          </table:table-cell>
          <table:table-cell office:value-type="string" table:style-name="ce4">
            <text:p>Transport Execution Plan. Transport Handling Unit</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28]" office:value-type="string" office:string-value="Transport Handling Unit" table:style-name="ce4">
            <text:p>Transport Handling Unit</text:p>
          </table:table-cell>
          <table:table-cell office:value-type="string" table:style-name="ce4">
            <text:p>Transport Handling Unit</text:p>
          </table:table-cell>
          <table:table-cell table:number-columns-repeated="3" table:style-name="ce4" office:value-type="string"/>
          <table:table-cell office:value-type="string" table:style-name="ce4">
            <text:p>Transport Handling Uni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transport items being handled by the transport operation referred to in a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ValidityPeriod" table:style-name="ce4">
            <text:p>ValidityPeriod</text:p>
          </table:table-cell>
          <table:table-cell office:value-type="string" table:style-name="ce4">
            <text:p>Transport Execution Plan. Validity_ Period. Period</text:p>
          </table:table-cell>
          <table:table-cell table:style-name="ce4" office:value-type="string"/>
          <table:table-cell office:value-type="string" table:style-name="ce4">
            <text:p>Transport Execution Plan</text:p>
          </table:table-cell>
          <table:table-cell office:value-type="string" table:style-name="ce4">
            <text:p>Validity</text:p>
          </table:table-cell>
          <table:table-cell table:style-name="ce4" office:value-type="string"/>
          <table:table-cell table:style-name="ce4" office:value-type="string"/>
          <table:table-cell table:formula="of:=[.M29]"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validity period for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erviceStartTimePeriod" table:style-name="ce4">
            <text:p>ServiceStartTimePeriod</text:p>
          </table:table-cell>
          <table:table-cell office:value-type="string" table:style-name="ce4">
            <text:p>Transport Execution Plan. Service Start Time_ Period. Period</text:p>
          </table:table-cell>
          <table:table-cell table:style-name="ce4" office:value-type="string"/>
          <table:table-cell office:value-type="string" table:style-name="ce4">
            <text:p>Transport Execution Plan</text:p>
          </table:table-cell>
          <table:table-cell office:value-type="string" table:style-name="ce4">
            <text:p>Service Start Time</text:p>
          </table:table-cell>
          <table:table-cell table:style-name="ce4" office:value-type="string"/>
          <table:table-cell table:style-name="ce4" office:value-type="string"/>
          <table:table-cell table:formula="of:=[.M30]"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period within which the service has to star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ServiceEndTimePeriod" table:style-name="ce4">
            <text:p>ServiceEndTimePeriod</text:p>
          </table:table-cell>
          <table:table-cell office:value-type="string" table:style-name="ce4">
            <text:p>Transport Execution Plan. Service End Time_ Period. Period</text:p>
          </table:table-cell>
          <table:table-cell table:style-name="ce4" office:value-type="string"/>
          <table:table-cell office:value-type="string" table:style-name="ce4">
            <text:p>Transport Execution Plan</text:p>
          </table:table-cell>
          <table:table-cell office:value-type="string" table:style-name="ce4">
            <text:p>Service End Time</text:p>
          </table:table-cell>
          <table:table-cell table:style-name="ce4" office:value-type="string"/>
          <table:table-cell table:style-name="ce4" office:value-type="string"/>
          <table:table-cell table:formula="of:=[.M31]"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period within which the service has to be completed</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ToLocation" table:style-name="ce4">
            <text:p>ToLocation</text:p>
          </table:table-cell>
          <table:table-cell office:value-type="string" table:style-name="ce4">
            <text:p>Transport Execution Plan. To_ Location. Location</text:p>
          </table:table-cell>
          <table:table-cell table:style-name="ce4" office:value-type="string"/>
          <table:table-cell office:value-type="string" table:style-name="ce4">
            <text:p>Transport Execution Plan</text:p>
          </table:table-cell>
          <table:table-cell office:value-type="string" table:style-name="ce4">
            <text:p>To</text:p>
          </table:table-cell>
          <table:table-cell table:style-name="ce4" office:value-type="string"/>
          <table:table-cell table:style-name="ce4" office:value-type="string"/>
          <table:table-cell table:formula="of:=[.M32]"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destination location for the transport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FromLocation" table:style-name="ce4">
            <text:p>FromLocation</text:p>
          </table:table-cell>
          <table:table-cell office:value-type="string" table:style-name="ce4">
            <text:p>Transport Execution Plan. From_ Location. Location</text:p>
          </table:table-cell>
          <table:table-cell table:style-name="ce4" office:value-type="string"/>
          <table:table-cell office:value-type="string" table:style-name="ce4">
            <text:p>Transport Execution Plan</text:p>
          </table:table-cell>
          <table:table-cell office:value-type="string" table:style-name="ce4">
            <text:p>From</text:p>
          </table:table-cell>
          <table:table-cell table:style-name="ce4" office:value-type="string"/>
          <table:table-cell table:style-name="ce4" office:value-type="string"/>
          <table:table-cell table:formula="of:=[.M33]"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departure location for the transport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tLocation" table:style-name="ce4">
            <text:p>AtLocation</text:p>
          </table:table-cell>
          <table:table-cell office:value-type="string" table:style-name="ce4">
            <text:p>Transport Execution Plan. At_ Location. Location</text:p>
          </table:table-cell>
          <table:table-cell table:style-name="ce4" office:value-type="string"/>
          <table:table-cell office:value-type="string" table:style-name="ce4">
            <text:p>Transport Execution Plan</text:p>
          </table:table-cell>
          <table:table-cell office:value-type="string" table:style-name="ce4">
            <text:p>At</text:p>
          </table:table-cell>
          <table:table-cell table:style-name="ce4" office:value-type="string"/>
          <table:table-cell table:style-name="ce4" office:value-type="string"/>
          <table:table-cell table:formula="of:=[.M34]"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location for a <text:s/>static <text:s/>transport service (e.g. unloading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TransportExecutionTerms" table:style-name="ce4">
            <text:p>TransportExecutionTerms</text:p>
          </table:table-cell>
          <table:table-cell office:value-type="string" table:style-name="ce4">
            <text:p>Transport Execution Plan. Transport Execution Terms</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35]" office:value-type="string" office:string-value="Transport Execution Terms" table:style-name="ce4">
            <text:p>Transport Execution Terms</text:p>
          </table:table-cell>
          <table:table-cell office:value-type="string" table:style-name="ce4">
            <text:p>Transport Execution Terms</text:p>
          </table:table-cell>
          <table:table-cell table:number-columns-repeated="3" table:style-name="ce4" office:value-type="string"/>
          <table:table-cell office:value-type="string" table:style-name="ce4">
            <text:p>Transport Execution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erms related to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PriceMonetaryTotal" table:style-name="ce4">
            <text:p>PriceMonetaryTotal</text:p>
          </table:table-cell>
          <table:table-cell office:value-type="string" table:style-name="ce4">
            <text:p>Transport Execution Plan. Price_ Monetary Total. Monetary Total</text:p>
          </table:table-cell>
          <table:table-cell table:style-name="ce4" office:value-type="string"/>
          <table:table-cell office:value-type="string" table:style-name="ce4">
            <text:p>Transport Execution Plan</text:p>
          </table:table-cell>
          <table:table-cell office:value-type="string" table:style-name="ce4">
            <text:p>Price</text:p>
          </table:table-cell>
          <table:table-cell table:style-name="ce4" office:value-type="string"/>
          <table:table-cell table:style-name="ce4" office:value-type="string"/>
          <table:table-cell table:formula="of:=[.M36]"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Information about Price to be paid for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enaltyMonetaryTotal" table:style-name="ce4">
            <text:p>PenaltyMonetaryTotal</text:p>
          </table:table-cell>
          <table:table-cell office:value-type="string" table:style-name="ce4">
            <text:p>Transport Execution Plan. Penalty_ Monetary Total. Monetary Total</text:p>
          </table:table-cell>
          <table:table-cell table:style-name="ce4" office:value-type="string"/>
          <table:table-cell office:value-type="string" table:style-name="ce4">
            <text:p>Transport Execution Plan</text:p>
          </table:table-cell>
          <table:table-cell office:value-type="string" table:style-name="ce4">
            <text:p>Penalty</text:p>
          </table:table-cell>
          <table:table-cell table:style-name="ce4" office:value-type="string"/>
          <table:table-cell table:style-name="ce4" office:value-type="string"/>
          <table:table-cell table:formula="of:=[.M37]"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Penalty fee which may arise due to damage, demurrage,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CommissionMonetaryTotal" table:style-name="ce4">
            <text:p>CommissionMonetaryTotal</text:p>
          </table:table-cell>
          <table:table-cell office:value-type="string" table:style-name="ce4">
            <text:p>Transport Execution Plan. Commission_ Monetary Total. Monetary Total</text:p>
          </table:table-cell>
          <table:table-cell table:style-name="ce4" office:value-type="string"/>
          <table:table-cell office:value-type="string" table:style-name="ce4">
            <text:p>Transport Execution Plan</text:p>
          </table:table-cell>
          <table:table-cell office:value-type="string" table:style-name="ce4">
            <text:p>Commission</text:p>
          </table:table-cell>
          <table:table-cell table:style-name="ce4" office:value-type="string"/>
          <table:table-cell table:style-name="ce4" office:value-type="string"/>
          <table:table-cell table:formula="of:=[.M38]"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Commission fee for brokerage, harbour quayage,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BonusMonetaryTotal" table:style-name="ce4">
            <text:p>BonusMonetaryTotal</text:p>
          </table:table-cell>
          <table:table-cell office:value-type="string" table:style-name="ce4">
            <text:p>Transport Execution Plan. Bonus_ Monetary Total. Monetary Total</text:p>
          </table:table-cell>
          <table:table-cell table:style-name="ce4" office:value-type="string"/>
          <table:table-cell office:value-type="string" table:style-name="ce4">
            <text:p>Transport Execution Plan</text:p>
          </table:table-cell>
          <table:table-cell office:value-type="string" table:style-name="ce4">
            <text:p>Bonus</text:p>
          </table:table-cell>
          <table:table-cell table:style-name="ce4" office:value-type="string"/>
          <table:table-cell table:style-name="ce4" office:value-type="string"/>
          <table:table-cell table:formula="of:=[.M3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Bonus fee which may arise due to early delivery,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TransportContract" table:style-name="ce4">
            <text:p>TransportContract</text:p>
          </table:table-cell>
          <table:table-cell office:value-type="string" table:style-name="ce4">
            <text:p>Transport Execution Plan. Transport_ Contract. Contract</text:p>
          </table:table-cell>
          <table:table-cell table:style-name="ce4" office:value-type="string"/>
          <table:table-cell office:value-type="string" table:style-name="ce4">
            <text:p>Transport Execution Plan</text:p>
          </table:table-cell>
          <table:table-cell office:value-type="string" table:style-name="ce4">
            <text:p>Transport</text:p>
          </table:table-cell>
          <table:table-cell table:style-name="ce4" office:value-type="string"/>
          <table:table-cell table:style-name="ce4" office:value-type="string"/>
          <table:table-cell table:formula="of:=[.M40]"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ion to any potential Contract related to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